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double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fo:font-size="6pt" style:font-size-asian="6pt" style:font-size-complex="6pt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middle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4.5pt" style:use-optimal-row-height="true" fo:break-before="auto"/>
    </style:style>
    <style:style style:name="ro3" style:family="table-row">
      <style:table-row-properties style:row-height="78.75pt" style:use-optimal-row-height="true" fo:break-before="auto"/>
    </style:style>
    <style:style style:name="ro4" style:family="table-row">
      <style:table-row-properties style:row-height="121.5pt" style:use-optimal-row-height="true" fo:break-before="auto"/>
    </style:style>
    <style:style style:name="ro5" style:family="table-row">
      <style:table-row-properties style:row-height="157.5pt" style:use-optimal-row-height="true" fo:break-before="auto"/>
    </style:style>
    <style:style style:name="ro6" style:family="table-row">
      <style:table-row-properties style:row-height="95.25pt" style:use-optimal-row-height="true" fo:break-before="auto"/>
    </style:style>
    <style:style style:name="ro7" style:family="table-row">
      <style:table-row-properties style:row-height="127.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<text:s/>в силе с 01-11-2020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4">
            <text:p>Название продукта</text:p>
          </table:table-cell>
          <table:table-cell office:value-type="string" table:style-name="ce4">
            <text:p>состав продукта</text:p>
          </table:table-cell>
          <table:table-cell office:value-type="string" table:style-name="ce4">
            <text:p>дозировка</text:p>
          </table:table-cell>
          <table:table-cell office:value-type="string" table:style-name="ce4">
            <text:p>применение</text:p>
          </table:table-cell>
          <table:table-cell office:value-type="string" table:style-name="ce4">
            <text:p>цен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PSK MIX Z 0021</text:p>
          </table:table-cell>
          <table:table-cell office:value-type="string" table:style-name="ce6">
            <text:p>модифицированный крахмал E 1422,E 1442,<text:span text:style-name="T6"><text:s/></text:span><text:span text:style-name="T1">желатин,</text:span>гуаровая камедь E 412, Ксантановая камедь E 415</text:p>
          </table:table-cell>
          <table:table-cell office:value-type="string" table:style-name="ce7">
            <text:p>0,2-1,5 %</text:p>
          </table:table-cell>
          <table:table-cell office:value-type="string" table:style-name="ce8">
            <text:p>термизированная сметана</text:p>
          </table:table-cell>
          <table:table-cell office:value-type="float" office:value="3.92" table:style-name="ce7">
            <text:p>3,9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SK MIX S 0015</text:p>
          </table:table-cell>
          <table:table-cell office:value-type="string" table:style-name="ce10">
            <text:p><text:span text:style-name="T3">гуаровая<text:s/></text:span><text:span text:style-name="T3">камедь<text:s/></text:span><text:span text:style-name="T3">E 412, декстроза</text:span></text:p>
          </table:table-cell>
          <table:table-cell office:value-type="string" table:style-name="ce11">
            <text:p>0,1-0,5 %</text:p>
          </table:table-cell>
          <table:table-cell office:value-type="string" table:style-name="ce10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1.94" table:style-name="ce7">
            <text:p>1,94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2">
            <text:p>PSK MIX Z 0020</text:p>
          </table:table-cell>
          <table:table-cell office:value-type="string" table:style-name="ce6">
            <text:p>модифицированный крахмал E 1442,<text:span text:style-name="T6"><text:s/></text:span><text:span text:style-name="T1">желатин</text:span></text:p>
          </table:table-cell>
          <table:table-cell office:value-type="string" table:style-name="ce13">
            <text:p><text:s text:c="2"/>0,5-1,2 %</text:p>
          </table:table-cell>
          <table:table-cell office:value-type="string" table:style-name="ce14">
            <text:p>термизированная сметана, йогурт, йогурт и кисломолочные напитки</text:p>
          </table:table-cell>
          <table:table-cell office:value-type="float" office:value="2.78" table:style-name="ce7">
            <text:p>2,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PSK MIX S 0088</text:p>
          </table:table-cell>
          <table:table-cell office:value-type="string" table:style-name="ce14">
            <text:p><text:span text:style-name="T2">загуститель:<text:s/></text:span><text:span text:style-name="T3">модифицированный крахмал</text:span><text:span text:style-name="T3"><text:s/></text:span><text:span text:style-name="T3">(кукурузный)</text:span><text:span text:style-name="T3"><text:s/>E 14</text:span><text:span text:style-name="T3">22</text:span><text:span text:style-name="T3">,</text:span><text:span text:style-name="T3"><text:s/></text:span><text:span text:style-name="T2">стабилизаторы</text:span><text:span text:style-name="T3">: камедь<text:s/></text:span><text:span text:style-name="T3">тары<text:s/></text:span><text:span text:style-name="T3">E 417</text:span><text:span text:style-name="T3"><text:s/>и<text:s/></text:span><text:span text:style-name="T3">гуаровая<text:s/></text:span><text:span text:style-name="T3">камедь<text:s/></text:span><text:span text:style-name="T3">E 412</text:span></text:p>
          </table:table-cell>
          <table:table-cell office:value-type="string" table:style-name="ce7">
            <text:p>1,0-2,4 %</text:p>
          </table:table-cell>
          <table:table-cell office:value-type="string" table:style-name="ce15">
            <text:p>При производстве молочных продуктов в т.ч. творожных сыров, мягких сыров.</text:p>
          </table:table-cell>
          <table:table-cell office:value-type="float" office:value="2.84" table:style-name="ce7">
            <text:p>2,8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9">
            <text:p>PSK MIX Z 0025</text:p>
          </table:table-cell>
          <table:table-cell office:value-type="string" table:style-name="ce8">
            <text:p>модифицированный крахмал E1422,<text:span text:style-name="T6"><text:s/></text:span><text:span text:style-name="T1">желатин</text:span></text:p>
          </table:table-cell>
          <table:table-cell office:value-type="string" table:style-name="ce13">
            <text:p><text:s/>0,30-2,60 %</text:p>
          </table:table-cell>
          <table:table-cell office:value-type="string" table:style-name="ce14">
            <text:p><text:span text:style-name="T4">применения в питьевой йогурт</text:span><text:s/>: 0,60-1,50 %<text:s/><text:span text:style-name="T4">применения в ложковой йогурт</text:span><text:s/>: 2,20-2,60 %<text:s/><text:span text:style-name="T4">Сметана</text:span><text:span text:style-name="T4">:</text:span><text:span text:style-name="T4"/></text:p>
            <text:p>18 % содержание жира 0,5-0,7 %</text:p>
            <text:p>38 % содержание жира 0,3-0,5 %</text:p>
          </table:table-cell>
          <table:table-cell office:value-type="float" office:value="2.79" table:style-name="ce7">
            <text:p>2,7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SK MIX S 107</text:p>
          </table:table-cell>
          <table:table-cell office:value-type="string" table:style-name="ce14">
            <text:p><text:span text:style-name="T4">загуститель :<text:s/></text:span>модифицированный крахмал E 1414, стабилизаторы: ( Е 417,Е 415)</text:p>
          </table:table-cell>
          <table:table-cell office:value-type="string" table:style-name="ce7">
            <text:p>06-1,5 %</text:p>
          </table:table-cell>
          <table:table-cell office:value-type="string" table:style-name="ce16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2.27" table:style-name="ce7">
            <text:p>2,27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9">
            <text:p>PSK MIX S 106</text:p>
          </table:table-cell>
          <table:table-cell office:value-type="string" table:style-name="ce14">
            <text:p><text:span text:style-name="T4">загуститель :<text:s/></text:span>модифицированный крахмал E 1414, стабилизаторы: ( Е 466)</text:p>
          </table:table-cell>
          <table:table-cell office:value-type="string" table:style-name="ce7">
            <text:p>0,30-2,50 %</text:p>
          </table:table-cell>
          <table:table-cell office:value-type="string" table:style-name="ce14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2.25" table:style-name="ce7">
            <text:p>2,2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9">
            <text:p>PSK MIX S 108</text:p>
          </table:table-cell>
          <table:table-cell office:value-type="string" table:style-name="ce17">
            <text:p><text:span text:style-name="T4">загуститель : -<text:s/></text:span>модифицированный крахмал<text:s/><text:span text:style-name="T7">(кукурузный- Е 1422</text:span>)<text:span text:style-name="T7">,<text:s/></text:span><text:span text:style-name="T8">c</text:span><text:span text:style-name="T8">табилизатор</text:span><text:span text:style-name="T4"><text:s/></text:span>- пектины (Е 440), стандартизованы сахарозой и/или декстрозой</text:p>
          </table:table-cell>
          <table:table-cell office:value-type="string" table:style-name="ce7">
            <text:p>0,40-2,50 %</text:p>
          </table:table-cell>
          <table:table-cell office:value-type="string" table:style-name="ce14">
            <text:p>применения <text:s text:c="2"/>в <text:s/>сливочный сыр, и др. кисломочные продукты , для творога и <text:s text:c="3"/>творожных изделий</text:p>
          </table:table-cell>
          <table:table-cell office:value-type="float" office:value="2.62" table:style-name="ce7">
            <text:p>2,62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21">
            <text:p>PSK MIX Z 0027</text:p>
          </table:table-cell>
          <table:table-cell office:value-type="string" table:style-name="ce10">
            <text:p>модифицированный крахмал<text:s/><text:span text:style-name="T7">E 1422</text:span><text:span text:style-name="T7"><text:s/>желатин</text:span><text:span text:style-name="T4">,<text:s/></text:span>декстроза, гуаровая камедь<text:span text:style-name="T4"><text:s/></text:span>E 412</text:p>
          </table:table-cell>
          <table:table-cell office:value-type="string" table:style-name="ce7">
            <text:p>0,3-2,2 %</text:p>
          </table:table-cell>
          <table:table-cell office:value-type="string" table:style-name="ce14">
            <text:p>применения в йогуртах и других кисломолочных продуктах, 0,0 % жирность -2,2% 1,0-1,5% жирность – 1,9-2,0%<text:s/><text:span text:style-name="T4">сметана:<text:s/></text:span>18 % жирность 0,5-0,7 % 38 % жирность 0,3-0,5 %</text:p>
          </table:table-cell>
          <table:table-cell office:value-type="float" office:value="2.48" table:style-name="ce7">
            <text:p>2,48</text:p>
          </table:table-cell>
          <table:table-cell office:value-type="float" office:value="3.1" table:formula="of:=[.E11]*1.25" table:style-name="ce1">
            <text:p>3,1</text:p>
          </table:table-cell>
          <table:table-cell table:number-columns-repeated="16378"/>
        </table:table-row>
        <table:table-row table:style-name="ro1">
          <table:table-cell table:style-name="ce18"/>
          <table:table-cell office:value-type="string" table:style-name="ce19">
            <text:p><text:s text:c="10"/></text:p>
          </table:table-cell>
          <table:table-cell table:style-name="ce20"/>
          <table:table-cell table:style-name="ce3"/>
          <table:table-cell table:style-name="ce18"/>
          <table:table-cell table:number-columns-repeated="16379" table:style-name="ce1"/>
        </table:table-row>
        <table:table-row table:number-rows-repeated="2" table:style-name="ro1">
          <table:table-cell table:number-columns-repeated="2" table:style-name="ce18"/>
          <table:table-cell table:style-name="ce20"/>
          <table:table-cell table:style-name="ce3"/>
          <table:table-cell table:style-name="ce18"/>
          <table:table-cell table:number-columns-repeated="16379" table:style-name="ce1"/>
        </table:table-row>
        <table:table-row table:number-rows-repeated="2" table:style-name="ro9">
          <table:table-cell table:number-columns-repeated="2" table:style-name="ce18"/>
          <table:table-cell table:style-name="ce1"/>
          <table:table-cell table:style-name="ce3"/>
          <table:table-cell table:style-name="ce18"/>
          <table:table-cell table:number-columns-repeated="16379" table:style-name="ce1"/>
        </table:table-row>
        <table:table-row table:style-name="ro9">
          <table:table-cell table:number-columns-repeated="2" table:style-name="ce18"/>
          <table:table-cell table:style-name="ce1"/>
          <table:table-cell table:number-columns-repeated="2" table:style-name="ce18"/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User</dc:creator>
    <meta:creation-date>2020-10-26T13:16:50Z</meta:creation-date>
    <dc:date>2021-02-09T08:38:53Z</dc:date>
    <meta:editing-cycles>11</meta:editing-cycles>
    <meta:editing-duration>PT6503S</meta:editing-duration>
  </office:meta>
</office:document-meta>
</file>